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, 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</style:style>
    <style:style style:name="P2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weight="normal" officeooo:rsid="000b9787" officeooo:paragraph-rsid="000b9787" style:font-weight-asian="normal" style:font-weight-complex="normal"/>
    </style:style>
    <style:style style:name="P3" style:family="paragraph" style:parent-style-name="Standard">
      <style:paragraph-properties fo:margin-left="0in" fo:margin-right="0in" fo:text-align="center" style:justify-single-word="false" fo:orphans="2" fo:widows="2" fo:text-indent="0in" style:auto-text-indent="false" fo:break-before="page"/>
      <style:text-properties fo:font-weight="bold" officeooo:rsid="0009afee" officeooo:paragraph-rsid="0009afee" style:font-weight-asian="bold" style:font-weight-complex="bold"/>
    </style:style>
    <style:style style:name="T1" style:family="text">
      <style:text-properties fo:font-variant="normal" fo:text-transform="none" fo:color="#000000" style:font-name="Verdana" fo:font-size="9.75pt" fo:letter-spacing="normal" fo:font-style="normal"/>
    </style:style>
    <style:style style:name="T2" style:family="text">
      <style:text-properties fo:font-variant="normal" fo:text-transform="none" fo:color="#000000" style:font-name="Verdana" fo:font-size="9.7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/></text:p>
      <text:p text:style-name="P2"><text:span text:style-name="T1"/></text:p>
      <text:p text:style-name="P2"><text:span text:style-name="T1">Créeme cuando te digo que mi canción es real</text:span></text:p>
      <text:p text:style-name="P2"><text:span text:style-name="T1">Quiero que todos escuchen y crean.</text:span></text:p>
      <text:p text:style-name="P2"><text:span text:style-name="T1">Es sobre una pequeña gente de hace mucho tiempo</text:span></text:p>
      <text:p text:style-name="P2"><text:span text:style-name="T1">y todas las cosas que sus vecinos no sabían.</text:span></text:p>
      <text:p text:style-name="P2"><text:span text:style-name="T1">Temprano en la mañana Daddy Dinky fue al trabajo</text:span></text:p>
      <text:p text:style-name="P2"><text:span text:style-name="T1">Vendiendo lámparas y sillas a las plazas de San Berdino</text:span></text:p>
      <text:p text:style-name="P2"><text:span text:style-name="T1">y todavía recuerdo Mamá con su </text:span></text:p>
      <text:p text:style-name="P3"><text:span text:style-name="T1">Let’s make the water turn black – Frank Zappa</text:span></text:p>
      <text:p text:style-name="P1"><text:span text:style-name="T2"/></text:p>
      <text:p text:style-name="P1"><text:span text:style-name="T2">Now believe me when I tell you that my song is really true</text:span><text:line-break/><text:span text:style-name="T2">I want everyone to listen and believe</text:span><text:line-break/><text:span text:style-name="T2">It's about some little people from a long time ago</text:span><text:line-break/><text:span text:style-name="T2">And all the things the neighbors didn't know</text:span><text:line-break/><text:span text:style-name="T2">Early in the morning Daddy Dinky went to work</text:span><text:line-break/><text:span text:style-name="T2">Selling lamps &amp; chairs to San Ber'dino squares</text:span><text:line-break/><text:span text:style-name="T2">And I still remember Mama with her apron &amp; her pad</text:span><text:line-break/><text:span text:style-name="T2">Feeding all the boys at Ed's Cafe!</text:span><text:line-break/><text:line-break/><text:span text:style-name="T2">Whizzing &amp; pasting &amp; pooting through the day...</text:span><text:line-break/><text:span text:style-name="T2">(Ronnie helping Kenny helping burn his poots away!)</text:span><text:line-break/><text:span text:style-name="T2">And all the while on a shelf in the shed:</text:span><text:line-break/><text:span text:style-name="T2">KENNY'S LITTLE CREATURES ON DISPLAY!</text:span><text:line-break/><text:line-break/><text:span text:style-name="T2">Ronnie saves his numies on a window in his room</text:span><text:line-break/><text:span text:style-name="T2">(A marvel to be seen: dysentery green)</text:span><text:line-break/><text:span text:style-name="T2">While Kenny &amp; his buddies had a game out in the back:</text:span><text:line-break/><text:span text:style-name="T2">LET'S MAKE THE WATER TURN BLACK</text:span><text:line-break/><text:line-break/><text:span text:style-name="T2">We see them after school in a world of their own</text:span><text:line-break/><text:span text:style-name="T2">(To some it might seem creepy what they do...)</text:span><text:line-break/><text:span text:style-name="T2">The neighbors on the right sat &amp; watched them every night</text:span><text:line-break/><text:span text:style-name="T2">(I bet you'd do the same if they was you)</text:span><text:line-break/><text:line-break/><text:span text:style-name="T2">Whizzing &amp; pasting &amp; pooting through the day...</text:span><text:line-break/><text:span text:style-name="T2">(Ronnie helping Kenny helping burn his poots away!)</text:span><text:line-break/><text:span text:style-name="T2">And all the while on a shelf in the shed:</text:span><text:line-break/><text:span text:style-name="T2">KENNY'S LITTLE CREATURES ON DISPLAY!</text:span><text:line-break/><text:line-break/><text:span text:style-name="T2">Ronnie's in the Army now &amp; Kenny's taking pills</text:span><text:line-break/><text:span text:style-name="T2">Oh! How they yearn to see a bomber burn!</text:span><text:line-break/><text:span text:style-name="T2">Color flashing, thunder crashing, dynamite machine!</text:span><text:line-break/><text:span text:style-name="T2">(Wait till the fire turns green... wait till the fire turns green)</text:span><text:line-break/><text:span text:style-name="T2">WAIT TILL THE FIRE TURNS GREEN!</text:span><text:line-break/><text:line-break/><text:span text:style-name="T2">This would be a little bit of vocal teen-age heaven, right here on Earth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Verdana" svg:font-family="Verdana, 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1:12:39.153689535</meta:creation-date>
    <dc:date>2019-05-08T11:17:13.518446399</dc:date>
    <meta:editing-duration>PT4M34S</meta:editing-duration>
    <meta:editing-cycles>2</meta:editing-cycles>
    <meta:generator>LibreOffice/5.4.7.2$Linux_X86_64 LibreOffice_project/40$Build-2</meta:generator>
    <meta:document-statistic meta:table-count="0" meta:image-count="0" meta:object-count="0" meta:page-count="2" meta:paragraph-count="9" meta:word-count="333" meta:character-count="1766" meta:non-whitespace-character-count="1434"/>
  </office:meta>
</office:document-meta>
</file>